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P4" style:family="paragraph" style:parent-style-name="Standard">
      <style:text-properties fo:color="#0000ff"/>
    </style:style>
    <style:style style:name="P5" style:family="paragraph" style:parent-style-name="Standard">
      <style:text-properties fo:color="#0000ff"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s Radiometric Transformation</text:p>
      <text:p text:style-name="Horizontal_20_Line"/>
      <text:p text:style-name="Standard">Includes:</text:p>
      <text:p text:style-name="P2">stdio.h</text:p>
      <text:p text:style-name="P2">math.h</text:p>
      <text:p text:style-name="P2">“Matrix.h”</text:p>
      <text:p text:style-name="Horizontal_20_Line"/>
      <text:p text:style-name="P3">Methods:</text:p>
      <text:p text:style-name="P2">int imadjust(Matrix *m, double in_min=0.0, double in_max=0.0, double out_min=0.0, double out_max=1.0);</text:p>
      <text:p text:style-name="P2">int histmatching(Matrix *m1, Matrix *m2, int levels=256);</text:p>
      <text:p text:style-name="P2">Matrix&amp; imhist(Matrix *m, int levels=256);</text:p>
      <text:p text:style-name="P2">Matrix&amp; imcdf(Matrix *m, int levels=256);</text:p>
      <text:p text:style-name="P2">int histeq(Matrix *m, int levels=256);</text:p>
      <text:p text:style-name="P2">int im2double(Matrix *m, int levels=256);</text:p>
      <text:p text:style-name="Horizontal_20_Line"/>
      <text:p text:style-name="P3">Methods description:</text:p>
      <text:p text:style-name="P3"/>
      <text:p text:style-name="P3">Genaral notes:</text:p>
      <text:p text:style-name="P5">Matrices are images ranging from 0.0 to 1.0.</text:p>
      <text:p text:style-name="P3"/>
      <text:p text:style-name="P3">imadjust</text:p>
      <text:p text:style-name="P5">Apply histogram stretching in matrix M.</text:p>
      <text:p text:style-name="P5">in_min and in_max defines the original M range.</text:p>
      <text:p text:style-name="P5">out_min and out_max defines the adjusted M range.</text:p>
      <text:p text:style-name="P3"/>
      <text:p text:style-name="P3">histmatching</text:p>
      <text:p text:style-name="P5">Apply histogram matching in matrix M1 using matrix M2 histogram.</text:p>
      <text:p text:style-name="Standard"/>
      <text:p text:style-name="Standard">imhist</text:p>
      <text:p text:style-name="P4">Retuns the histogram of a given matrix M.</text:p>
      <text:p text:style-name="Standard"/>
      <text:p text:style-name="Standard">imcdf</text:p>
      <text:p text:style-name="P4">Calculates the CDF (Cumulative Distribution Function) of a given matrix M.</text:p>
      <text:p text:style-name="Standard"/>
      <text:p text:style-name="Standard">histeq</text:p>
      <text:p text:style-name="P4">Performs the image histogram equalization.</text:p>
      <text:p text:style-name="Standard"/>
      <text:p text:style-name="Standard">im2double</text:p>
      <text:p text:style-name="P4">Convert image (0 to levels-1) to double (0.0 to 1.0).</text:p>
      <text:p text:style-name="P4">Default level is 256.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elo SIlveira</meta:initial-creator>
    <meta:creation-date>2011-10-17T15:42:10</meta:creation-date>
    <dc:date>2011-10-17T15:58:57</dc:date>
    <dc:creator>Marcelo SIlveira</dc:creator>
    <meta:editing-duration>PT00H16M48S</meta:editing-duration>
    <meta:editing-cycles>4</meta:editing-cycles>
    <meta:generator>OpenOffice.org/3.2$Unix OpenOffice.org_project/320m12$Build-9483</meta:generator>
    <meta:document-statistic meta:table-count="0" meta:image-count="0" meta:object-count="0" meta:page-count="1" meta:paragraph-count="30" meta:word-count="135" meta:character-count="952"/>
  </office:meta>
</office:document-meta>
</file>